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6"/>
    <style:style style:name="P41" style:family="paragraph" style:parent-style-name="Standard" style:list-style-name="L35">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 history <text:s/>(PyOTE description is at end)</text:p>
      <text:p text:style-name="P2"/>
      <text:p text:style-name="Standard">version 3.2.1</text:p>
      <text:list xml:id="list2424363357378832090" text:style-name="L36">
        <text:list-item>
          <text:p text:style-name="P4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670453182247099154" text:style-name="L1">
        <text:list-item>
          <text:p text:style-name="P6">Changed GUI to better align text on min max edit boxes to avoid confusion.<text:line-break/></text:p>
        </text:list-item>
      </text:list>
      <text:p text:style-name="Standard">version 3.1.9</text:p>
      <text:list xml:id="list4975378010602819392" text:style-name="L2">
        <text:list-item>
          <text:p text:style-name="P7">Fixed a bug in the test for a min/max solution search being constrained by a too large min value.<text:line-break/></text:p>
        </text:list-item>
      </text:list>
      <text:p text:style-name="Standard">version 3.1.8</text:p>
      <text:list xml:id="list975396422824597429" text:style-name="L3">
        <text:list-item>
          <text:p text:style-name="P8">version 3.1.7 was released without an updated version history. <text:s/>Here is what was changed in 3.1.7:<text:line-break/></text:p>
        </text:list-item>
        <text:list-item>
          <text:p text:style-name="P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324817715748411796" text:style-name="L4">
        <text:list-item>
          <text:p text:style-name="P9">Values entered in the Manual Timestamp Entry dialog box are now 'sticky', thus making corrections easy to do without requiring re-entry of all data. </text:p>
          <text:p text:style-name="P9"><text:line-break/>Also trapped is the case where a user has entered a custom frame time but failed to click the radio button indicating that it is to be used.<text:line-break/></text:p>
        </text:list-item>
      </text:list>
      <text:p text:style-name="Standard">version 3.1.5:</text:p>
      <text:list xml:id="list4853774858556343335" text:style-name="L5">
        <text:list-item>
          <text:p text:style-name="P10">Added additional tests of candidate solutions against a straight line so that there <text:s/>should always be agreement between a solution found by a min/max event size search and a marked D and R region search of the same area.<text:line-break/><text:soft-pag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499047108315029731" text:style-name="L6">
        <text:list-item>
          <text:p text:style-name="P11">Fixed error in new dropped reading detection logic when light curve was processed in field mode.<text:line-break/></text:p>
        </text:list-item>
        <text:list-item>
          <text:p text:style-name="P11">Cleaned up some language in tooltips.<text:line-break/></text:p>
        </text:list-item>
      </text:list>
      <text:p text:style-name="Standard">version 3.1.3:</text:p>
      <text:list xml:id="list6570656248412279551" text:style-name="L7">
        <text:list-item>
          <text:p text:style-name="P1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Eliminated the 'entry num' column in the data matrix at the lower left of the GUI. The 'entry num' is unused and a possible source of confusion with the frame or field number for the unwary.<text:line-break/></text:p>
        </text:list-item>
        <text:list-item>
          <text:p text:style-name="P12">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67173416220078540" text:style-name="L8">
        <text:list-item>
          <text:p text:style-name="P1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297862271896650795" text:style-name="L9">
        <text:list-item>
          <text:p text:style-name="P1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4"><text:soft-page-break/>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928463214263693029" text:style-name="L10">
        <text:list-item>
          <text:p text:style-name="P1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508251046513899823" text:style-name="L11">
        <text:list-item>
          <text:p text:style-name="P1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588320213515533516" text:style-name="L12">
        <text:list-item>
          <text:p text:style-name="P1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074025457870867003" text:style-name="L13">
        <text:list-item>
          <text:p text:style-name="P1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980225118812120628" text:style-name="L14">
        <text:list-item>
          <text:p text:style-name="P1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68093890587968335" text:style-name="L15">
        <text:list-item>
          <text:p text:style-name="P20">Disable the Accept integration button when user overrides an automatic block analysis with a manual block selection followed by a click on the Block integrate button.<text:line-break/><text:soft-page-break/></text:p>
        </text:list-item>
      </text:list>
      <text:p text:style-name="Standard">version 2.1.4:</text:p>
      <text:list xml:id="list1672680721675901085" text:style-name="L16">
        <text:list-item>
          <text:p text:style-name="P21">Corrected a bug that kept manual selection of block integration from being performed after a refusal to accept the automatic block analysis results.<text:line-break/></text:p>
        </text:list-item>
      </text:list>
      <text:p text:style-name="Standard">version 2.1.3:</text:p>
      <text:list xml:id="list2430020197323543344" text:style-name="L17">
        <text:list-item>
          <text:p text:style-name="P2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063818134662175433" text:style-name="L18">
        <text:list-item>
          <text:p text:style-name="P2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695955866305007316" text:style-name="L19">
        <text:list-item>
          <text:p text:style-name="P24">Added progress bar tracking of block integration analysis because it can take an extended amount of time to complete the analysis when the light curve has many points.<text:line-break/></text:p>
        </text:list-item>
      </text:list>
      <text:p text:style-name="Standard">version 2.1.0</text:p>
      <text:list xml:id="list7605112045424166676" text:style-name="L20">
        <text:list-item>
          <text:p text:style-name="P2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56246978644377066" text:style-name="L21">
        <text:list-item>
          <text:p text:style-name="P26">Made the selection of Tooltip display 'sticky'</text:p>
        </text:list-item>
        <text:list-item>
          <text:p text:style-name="P26">Duration calculation when D and R span midnight now handled correctly</text:p>
        </text:list-item>
      </text:list>
      <text:p text:style-name="Standard"/>
      <text:p text:style-name="Standard">version 2.0.8</text:p>
      <text:list xml:id="list926588586209839519" text:style-name="L22">
        <text:list-item>
          <text:p text:style-name="P27">toolTips changed to invoke and display in a custom dialog box that can be moved and resized to better accommodate legacy displays</text:p>
        </text:list-item>
        <text:list-item>
          <text:p text:style-name="P27">Calc flash timing calculation fixed to properly deal with the non-integer frame numbers that can result from field processed csv files</text:p>
        </text:list-item>
        <text:list-item>
          <text:p text:style-name="P27">Flash timing has been verified to work with integrated light curves</text:p>
        </text:list-item>
        <text:list-item>
          <text:p text:style-name="P2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634364203624607234" text:style-name="L23">
        <text:list-item>
          <text:p text:style-name="P28"><text:soft-page-break/>Adds a button to calculate the edge position of an LED timing flash.</text:p>
        </text:list-item>
        <text:list-item>
          <text:p text:style-name="P2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8">Adds a checkbox to force manual entry of timestamp info. <text:s/>This is useful when OCR on a VTI timed light curve has catastrophic errors. <text:s/>It is always employed when using LED flash timing.</text:p>
        </text:list-item>
      </text:list>
      <text:list xml:id="list2244601584884082894" text:style-name="L24">
        <text:list-item>
          <text:p text:style-name="P2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291468765836507984" text:style-name="L25">
        <text:list-item>
          <text:p text:style-name="P3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917216271141143631" text:style-name="L26">
        <text:list-item>
          <text:p text:style-name="P31">files generated by pyote now contain PYOTE in the filename.<text:line-break/></text:p>
        </text:list-item>
        <text:list-item>
          <text:p text:style-name="P3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966482770647093157" text:style-name="L27">
        <text:list-item>
          <text:p text:style-name="P3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942567278054752067" text:style-name="L28">
        <text:list-item>
          <text:p text:style-name="P3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215477115298423931" text:style-name="L29">
        <text:list-item>
          <text:p text:style-name="P34">Note: this version has many significant changes. <text:s/>If you lose confidence in this version, remember that you can always go back to version 1.47 by typing ---<text:line-break/><text:line-break/><text:tab/>pip install pyote==1.47<text:line-break/><text:soft-page-break/><text:line-break/>in an Anaconda console. (Be sure to use double == signs in the command.)<text:line-break/></text:p>
        </text:list-item>
      </text:list>
      <text:list xml:id="list5364820656566915497" text:style-name="L30">
        <text:list-item>
          <text:p text:style-name="P35">improved handling of D and R region selection so that one cannot enter an invalid configuration --- automatic corrections/changes are applied.<text:line-break/></text:p>
        </text:list-item>
        <text:list-item>
          <text:p text:style-name="P3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390101237528825303" text:style-name="L31">
        <text:list-item>
          <text:p text:style-name="P36">adds bold red highlighting to message:</text:p>
        </text:list-item>
      </text:list>
      <text:p text:style-name="Standard"><text:span text:style-name="Default_20_Paragraph_20_Font"><text:span text:style-name="T4">! There is something wrong with timestamps at D and/or R or frames have been d</text:span></text:span><text:span text:style-name="Default_20_Paragraph_20_Font"><text:span text:style-name="T4">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137552919407106068" text:style-name="L32">
        <text:list-item>
          <text:p text:style-name="P3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3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865864778809958929" text:style-name="L33">
        <text:list-item>
          <text:p text:style-name="P38">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927030578144698698" text:style-name="L34">
        <text:list-item>
          <text:p text:style-name="P3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text:span></text:span><text:span text:style-name="Default_20_Paragraph_20_Font"><text:span text:style-name="T1">e</text:span></text:span>.</text:p>
      <text:p text:style-name="P4"/>
      <text:p text:style-name="P4">Then, type the following line in that command window:</text:p>
      <text:p text:style-name="P4"/>
      <text:list xml:id="list1436153787984739138" text:style-name="L35">
        <text:list-item>
          <text:p text:style-name="P41">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Robert Anderson</meta:initial-creator>
    <dc:creator>Robert Anderson</dc:creator>
    <meta:creation-date>2017-08-27T18:53:00Z</meta:creation-date>
    <dc:date>2019-02-24T10:23:57</dc:date>
    <meta:editing-cycles>57</meta:editing-cycles>
    <meta:editing-duration>PT18H17M27S</meta:editing-duration>
    <meta:document-statistic meta:table-count="0" meta:image-count="2" meta:object-count="0" meta:page-count="8" meta:paragraph-count="110" meta:word-count="3155" meta:character-count="18604"/>
    <meta:template xlink:type="simple" xlink:actuate="onRequest" xlink:title="" xlink:href="Normal"/>
  </office:meta>
</office:document-meta>
</file>